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3cm" fo:min-width="3.056cm" fo:padding-top="0.151cm" fo:padding-bottom="0.151cm" fo:padding-left="0.276cm" fo:padding-right="0.276cm"/>
    </style:style>
    <style:style style:name="gr2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3" style:family="graphic" style:parent-style-name="standard">
      <style:graphic-properties svg:stroke-color="#ffffff" draw:fill-color="#dddddd" draw:textarea-horizontal-align="justify" draw:textarea-vertical-align="middle" draw:auto-grow-height="false" fo:min-height="1.25cm" fo:min-width="3.5cm"/>
    </style:style>
    <style:style style:name="gr4" style:family="graphic" style:parent-style-name="standard">
      <style:graphic-properties svg:stroke-width="0.053cm" svg:stroke-color="#ed1c24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21409a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21409a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62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d1c2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2" style:family="graphic" style:parent-style-name="objectwithoutfill">
      <style:graphic-properties svg:stroke-width="0.053cm" svg:stroke-color="#21409a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ed1c2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b274" draw:marker-start-width="0.279cm" draw:marker-end="Arrow" draw:marker-end-width="0.3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3.072cm" fo:padding-top="0.139cm" fo:padding-bottom="0.139cm" fo:padding-left="0.264cm" fo:padding-right="0.264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dash" draw:stroke-dash="Fine_20_Dashe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03cm" fo:min-width="4.251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0" style:family="graphic" style:parent-style-name="standard">
      <style:graphic-properties svg:stroke-width="0.053cm" svg:stroke-color="#3465a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b274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7cm" fo:min-width="3.0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1.25cm" fo:min-width="3.1cm"/>
    </style:style>
    <style:style style:name="gr24" style:family="graphic" style:parent-style-name="standard">
      <style:graphic-properties svg:stroke-width="0.053cm" svg:stroke-color="#000000" draw:marker-start="Arrow" draw:marker-start-width="0.279cm" draw:marker-end="" draw:marker-end-width="0.279cm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62a73b" draw:marker-start-width="0.279cm" draw:marker-end-width="0.279cm" draw:fill="none" draw:textarea-horizontal-align="justify" draw:textarea-vertical-align="middle" draw:auto-grow-height="false" fo:min-height="5.298cm" fo:min-width="10.248cm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ce181e" draw:marker-start-width="0.279cm" draw:marker-end-width="0.279cm" draw:fill="none" draw:textarea-horizontal-align="justify" draw:textarea-vertical-align="middle" draw:auto-grow-height="false" fo:min-height="2.298cm" fo:min-width="4.248cm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3cm" svg:stroke-color="#0066b3" draw:marker-start-width="0.279cm" draw:marker-end-width="0.279cm" draw:fill="none" draw:textarea-horizontal-align="justify" draw:textarea-vertical-align="middle" draw:auto-grow-height="false" fo:min-height="5.298cm" fo:min-width="4.2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2a73b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</style:style>
    <style:style style:name="gr30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2.268cm" fo:min-width="4.872cm" fo:padding-top="0.139cm" fo:padding-bottom="0.139cm" fo:padding-left="0.264cm" fo:padding-right="0.264cm"/>
    </style:style>
    <style:style style:name="gr31" style:family="graphic" style:parent-style-name="objectwithoutfill">
      <style:graphic-properties svg:stroke-width="0.053cm" svg:stroke-color="#ce181e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0066b3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79448" draw:marker-start-width="0.279cm" draw:marker-end="" draw:marker-end-width="0.3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dash" draw:stroke-dash="Fine_20_Dashed" svg:stroke-width="0.053cm" svg:stroke-color="#f79448" draw:marker-start-width="0.279cm" draw:marker-end-width="0.279cm" draw:fill="none" draw:textarea-horizontal-align="justify" draw:textarea-vertical-align="middle" draw:auto-grow-height="false" fo:min-height="6.098cm" fo:min-width="21.048cm" fo:padding-top="0.151cm" fo:padding-bottom="0.151cm" fo:padding-left="0.276cm" fo:padding-right="0.276cm"/>
    </style:style>
    <style:style style:name="gr35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svg:stroke-color="#21409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94cm" fo:min-width="4.251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Fine_20_Dashed" svg:stroke-width="0.053cm" svg:stroke-color="#f58220" draw:marker-start-width="0.279cm" draw:marker-end-width="0.279cm" draw:fill="none" draw:textarea-horizontal-align="justify" draw:textarea-vertical-align="middle" draw:auto-grow-height="false" fo:min-height="2.198cm" fo:min-width="4.248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draw:stroke="dash" draw:stroke-dash="Fine_20_Dashed" svg:stroke-width="0.05cm" svg:stroke-color="#f5822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2.55cm" fo:min-width="14.3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dddddd"/>
      <style:paragraph-properties fo:text-align="center"/>
      <style:text-properties fo: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line-height="115%" fo:text-align="center"/>
      <style:text-properties fo:font-size="18pt"/>
    </style:style>
    <style:style style:name="P11" style:family="paragraph">
      <loext:graphic-properties draw:fill-color="#dddddd"/>
      <style:paragraph-properties fo:line-height="115%" fo:text-align="center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paragraph-properties fo:line-height="100%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ffffff"/>
      <style:paragraph-properties fo:text-align="center"/>
      <style:text-properties fo:font-size="18pt"/>
    </style:style>
    <style:style style:name="P19" style:family="paragraph">
      <loext:graphic-properties draw:fill-color="#dddddd"/>
      <style:paragraph-properties fo:text-align="center"/>
      <style:text-properties fo:font-size="18pt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font-size="18pt"/>
    </style:style>
    <style:style style:name="T4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5" draw:id="id5" draw:layer="layout" svg:width="3.608cm" svg:height="1.495cm" draw:transform="rotate (0.0010471975511966) translate (6.002cm 0.9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3.6cm" svg:height="1.5cm" svg:x="1cm" svg:y="0.9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11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22.4cm" svg:y="0.909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cm" svg:height="1.5cm" svg:x="5.809cm" svg:y="3.9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08cm" svg:height="1.495cm" draw:transform="rotate (0.0010471975511966) translate (11.002cm 3.904cm)">
          <text:p text:style-name="P1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16cm" svg:y="3.9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1" draw:start-glue-point="8" draw:end-shape="id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3" draw:start-glue-point="2" draw:end-shape="id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5" draw:start-glue-point="2" draw:end-shape="id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6" draw:start-glue-point="1" draw:end-shape="id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5" draw:start-glue-point="1" draw:end-shape="id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1" draw:start-glue-point="10" draw:end-shape="id7" draw:end-glue-point="3" svg:d="M20850 1661h789v-2h761" svg:viewBox="0 0 1551 3">
          <text:p/>
        </draw:connector>
        <draw:custom-shape draw:style-name="gr9" draw:text-style-name="P2" xml:id="id1" draw:id="id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8" draw:start-glue-point="1" draw:end-shape="id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3" draw:start-glue-point="1" draw:end-shape="id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" draw:start-glue-point="1" draw:end-shape="id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2" xml:id="id9" draw:id="id9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9" draw:start-glue-point="0" draw:end-shape="id10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9" draw:start-glue-point="1" draw:end-shape="id11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12" draw:start-glue-point="1" draw:end-shape="id9" draw:end-glue-point="3" svg:d="M3600 3259h688v2h714" svg:viewBox="0 0 1403 3">
          <text:p/>
        </draw:connector>
        <draw:g>
          <draw:frame draw:style-name="gr11" draw:text-style-name="P4" draw:layer="layout" svg:width="3cm" svg:height="2cm" svg:x="21.9cm" svg:y="4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1.206cm" svg:y1="5.055cm" svg:x2="22.006cm" svg:y2="5.055cm">
              <text:p/>
            </draw:line>
            <draw:line draw:style-name="gr13" draw:text-style-name="P5" draw:layer="layout" svg:x1="21.206cm" svg:y1="6.055cm" svg:x2="22.006cm" svg:y2="6.055cm">
              <text:p/>
            </draw:line>
            <draw:line draw:style-name="gr14" draw:text-style-name="P5" draw:layer="layout" svg:x1="21.206cm" svg:y1="5.555cm" svg:x2="22.006cm" svg:y2="5.555cm">
              <text:p/>
            </draw:line>
            <draw:custom-shape draw:style-name="gr15" draw:text-style-name="P6" draw:layer="layout" svg:width="3.6cm" svg:height="2cm" svg:x="21.1cm" svg:y="4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3.6cm" svg:height="1.5cm" svg:x="21.1cm" svg:y="2.6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18" draw:text-style-name="P2" xml:id="id14" draw:id="id14" draw:layer="layout" svg:width="4.803cm" svg:height="3.505cm" draw:transform="rotate (0.0010471975511966) translate (15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.208cm" svg:y="1.901cm">
          <draw:text-box>
            <text:p>Robust model</text:p>
          </draw:text-box>
        </draw:frame>
        <draw:custom-shape draw:style-name="gr1" draw:text-style-name="P2" draw:layer="layout" svg:width="3.608cm" svg:height="1.495cm" draw:transform="rotate (0.0010471975511966) translate (15.598cm 3.205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.808cm" svg:y1="3.356cm" svg:x2="21.1cm" svg:y2="3.353cm" draw:end-shape="id13" draw:end-glue-point="3" svg:d="M19808 3356h396v-3h896" svg:viewBox="0 0 1293 4">
          <text:p/>
        </draw:connector>
        <draw:connector draw:style-name="gr20" draw:text-style-name="P1" draw:layer="layout" svg:x1="8.809cm" svg:y1="0.75cm" svg:x2="17.401cm" svg:y2="1.602cm" draw:start-shape="id10" draw:start-glue-point="1" draw:end-shape="id14" draw:end-glue-point="0" svg:d="M8809 750h8592v852" svg:viewBox="0 0 8593 853">
          <text:p/>
        </draw:connector>
        <draw:connector draw:style-name="gr21" draw:text-style-name="P1" draw:layer="layout" draw:line-skew="0.362cm" svg:x1="1.8cm" svg:y1="4.009cm" svg:x2="17.405cm" svg:y2="5.112cm" draw:start-shape="id12" draw:start-glue-point="2" draw:end-shape="id14" svg:d="M1800 4009v1992h15605v-889" svg:viewBox="0 0 15606 1993">
          <text:p/>
        </draw:connector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2" draw:text-style-name="P10" xml:id="id19" draw:id="id19" draw:layer="layout" svg:width="3.61cm" svg:height="1.499cm" draw:transform="rotate (0.0010471975511966) translate (6.002cm 0.91cm)"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2" draw:id="id22" draw:layer="layout" svg:width="3.6cm" svg:height="1.5cm" svg:x="1cm" svg:y="0.909cm">
          <text:p text:style-name="P1"><text:span text:style-name="T3">Adversarial</text:span></text:p>
          <text:p text:style-name="P1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17" draw:id="id17" draw:layer="layout" svg:width="3.6cm" svg:height="1.5cm" svg:x="11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xml:id="id21" draw:id="id21" draw:layer="layout" svg:width="3.6cm" svg:height="1.5cm" svg:x="22.4cm" svg:y="0.909cm">
          <text:p text:style-name="P1"><text:span text:style-name="T3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20" draw:id="id20" draw:layer="layout" svg:width="4cm" svg:height="1.5cm" svg:x="5.809cm" svg:y="3.9cm">
          <text:p text:style-name="P1"><text:span text:style-name="T3">Training data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8" draw:id="id18" draw:layer="layout" svg:width="3.61cm" svg:height="1.499cm" draw:transform="rotate (0.0010471975511966) translate (11.002cm 3.9cm)">
          <text:p text:style-name="P1"><text:span text:style-name="T3">Detecto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xml:id="id16" draw:id="id16" draw:layer="layout" svg:width="3.6cm" svg:height="1.5cm" svg:x="16cm" svg:y="3.9cm">
          <text:p text:style-name="P12"><text:span text:style-name="T3">Rejection</text:span></text:p>
          <text:p text:style-name="P1"><text:span text:style-name="T3">decision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20.525cm" svg:y1="1.986cm" svg:x2="19.6cm" svg:y2="4.65cm" draw:start-shape="id15" draw:start-glue-point="8" draw:end-shape="id16" draw:end-glue-point="1" svg:d="M20525 1986v2664h-925" svg:viewBox="0 0 926 2665">
          <text:p/>
        </draw:connector>
        <draw:connector draw:style-name="gr8" draw:text-style-name="P1" draw:layer="layout" svg:x1="12.8cm" svg:y1="2.409cm" svg:x2="12.807cm" svg:y2="3.896cm" draw:start-shape="id17" draw:start-glue-point="2" draw:end-shape="id18" draw:end-glue-point="0" svg:d="M12800 2409v730h7v757" svg:viewBox="0 0 8 1488">
          <text:p/>
        </draw:connector>
        <draw:connector draw:style-name="gr24" draw:text-style-name="P1" draw:layer="layout" svg:x1="7.809cm" svg:y1="2.409cm" svg:x2="7.809cm" svg:y2="3.9cm" draw:start-shape="id19" draw:start-glue-point="2" draw:end-shape="id20" draw:end-glue-point="0" svg:d="M7809 2409v1491" svg:viewBox="0 0 1 1492">
          <text:p/>
        </draw:connector>
        <draw:connector draw:style-name="gr8" draw:text-style-name="P1" draw:layer="layout" svg:x1="9.809cm" svg:y1="4.65cm" svg:x2="11.002cm" svg:y2="4.649cm" draw:start-shape="id20" draw:start-glue-point="1" draw:end-shape="id18" draw:end-glue-point="3" svg:d="M9809 4650h584v-1h609" svg:viewBox="0 0 1194 2">
          <text:p/>
        </draw:connector>
        <draw:connector draw:style-name="gr8" draw:text-style-name="P1" draw:layer="layout" svg:x1="9.614cm" svg:y1="1.655cm" svg:x2="11cm" svg:y2="1.659cm" draw:start-shape="id19" draw:start-glue-point="1" draw:end-shape="id17" draw:end-glue-point="3" svg:d="M9614 1655h706v4h680" svg:viewBox="0 0 1387 5">
          <text:p/>
        </draw:connector>
        <draw:connector draw:style-name="gr8" draw:text-style-name="P1" draw:layer="layout" svg:x1="20.85cm" svg:y1="1.661cm" svg:x2="22.4cm" svg:y2="1.659cm" draw:start-shape="id15" draw:start-glue-point="10" draw:end-shape="id21" draw:end-glue-point="3" svg:d="M20850 1661h789v-2h761" svg:viewBox="0 0 1551 3">
          <text:p/>
        </draw:connector>
        <draw:custom-shape draw:style-name="gr9" draw:text-style-name="P2" xml:id="id15" draw:id="id15" draw:layer="layout" svg:width="0.65cm" svg:height="0.65cm" svg:x="20.2cm" svg:y="1.3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8" draw:text-style-name="P1" draw:layer="layout" svg:x1="4.6cm" svg:y1="1.659cm" svg:x2="6.002cm" svg:y2="1.659cm" draw:start-shape="id22" draw:start-glue-point="1" draw:end-shape="id19" draw:end-glue-point="3" svg:d="M4600 1659h1402" svg:viewBox="0 0 1403 1">
          <text:p/>
        </draw:connector>
        <draw:connector draw:style-name="gr8" draw:text-style-name="P1" draw:layer="layout" svg:x1="14.6cm" svg:y1="1.659cm" svg:x2="20.2cm" svg:y2="1.661cm" draw:start-shape="id17" draw:start-glue-point="1" draw:end-shape="id15" draw:end-glue-point="6" svg:d="M14600 1659h2787v2h2813" svg:viewBox="0 0 5601 3">
          <text:p/>
        </draw:connector>
        <draw:connector draw:style-name="gr8" draw:text-style-name="P1" draw:layer="layout" svg:x1="14.614cm" svg:y1="4.645cm" svg:x2="16cm" svg:y2="4.65cm" draw:start-shape="id18" draw:start-glue-point="1" draw:end-shape="id16" draw:end-glue-point="3" svg:d="M14614 4645h706v5h680" svg:viewBox="0 0 1387 6">
          <text:p/>
        </draw:connector>
        <draw:custom-shape draw:style-name="gr25" draw:text-style-name="P6" draw:layer="layout" svg:width="10.8cm" svg:height="5.6cm" svg:x="1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4.8cm" svg:height="2.6cm" svg:x="0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4.8cm" svg:height="5.6cm" svg:x="5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8" draw:text-style-name="P5" draw:layer="layout" svg:x1="22.5cm" svg:y1="4.346cm" svg:x2="23.01cm" svg:y2="4.346cm">
            <text:p/>
          </draw:line>
          <draw:g>
            <draw:frame draw:style-name="gr29" draw:text-style-name="P15" draw:layer="layout" svg:width="5.2cm" svg:height="2.546cm" svg:x="22.845cm" svg:y="3.9cm">
              <draw:text-box>
                <text:p text:style-name="P14"><text:span text:style-name="T1">1</text:span><text:span text:style-name="T4">st</text:span><text:span text:style-name="T1"> paper (Submitted)</text:span></text:p>
                <text:p text:style-name="P14"><text:span text:style-name="T1">2</text:span><text:span text:style-name="T4">nd</text:span><text:span text:style-name="T1"> paper (Current)</text:span></text:p>
                <text:p text:style-name="P14"><text:span text:style-name="T1">3</text:span><text:span text:style-name="T4">rd</text:span><text:span text:style-name="T1"> paper (2</text:span><text:span text:style-name="T4">nd</text:span><text:span text:style-name="T1"> year)</text:span></text:p>
                <text:p text:style-name="P14"><text:span text:style-name="T1">4</text:span><text:span text:style-name="T4">th</text:span><text:span text:style-name="T1"> paper (3</text:span><text:span text:style-name="T4">rd</text:span><text:span text:style-name="T1"> year)</text:span></text:p>
              </draw:text-box>
            </draw:frame>
            <draw:custom-shape draw:style-name="gr30" draw:text-style-name="P6" draw:layer="layout" svg:width="5.4cm" svg:height="2.546cm" svg:x="22.4cm" svg:y="3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1" draw:text-style-name="P5" draw:layer="layout" svg:x1="22.5cm" svg:y1="4.896cm" svg:x2="23cm" svg:y2="4.896cm">
            <text:p/>
          </draw:line>
          <draw:line draw:style-name="gr32" draw:text-style-name="P5" draw:layer="layout" svg:x1="22.5cm" svg:y1="5.446cm" svg:x2="23cm" svg:y2="5.446cm">
            <text:p/>
          </draw:line>
          <draw:line draw:style-name="gr33" draw:text-style-name="P5" draw:layer="layout" svg:x1="22.5cm" svg:y1="5.996cm" svg:x2="23cm" svg:y2="5.996cm">
            <text:p/>
          </draw:line>
        </draw:g>
        <draw:custom-shape draw:style-name="gr34" draw:text-style-name="P6" draw:layer="layout" svg:width="21.6cm" svg:height="6.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3" draw:text-style-name="P3" xml:id="id29" draw:id="id29" draw:layer="layout" svg:width="4cm" svg:height="1.5cm" svg:x="9.8cm" svg:y="0cm">
          <text:p text:style-name="P1">Training data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3.608cm" svg:height="1.495cm" draw:transform="rotate (0.0010471975511966) translate (9.99cm 3.705cm)">
          <text:p text:style-name="P1">Reli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3.608cm" svg:height="1.495cm" draw:transform="rotate (0.0010471975511966) translate (14.99cm 3.705cm)">
          <text:p text:style-name="P1">Decid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3" draw:id="id23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3" draw:start-glue-point="1" svg:d="M3600 4350h952v2h450" svg:viewBox="0 0 1403 3">
          <text:p/>
        </draw:connector>
        <draw:custom-shape draw:style-name="gr1" draw:text-style-name="P2" xml:id="id32" draw:id="id32" draw:layer="layout" svg:width="3.608cm" svg:height="1.495cm" draw:transform="rotate (0.0010471975511966) translate (5cm 3.604cm)">
          <text:p text:style-name="P1">Applicability</text:p>
          <text:p text:style-name="P1">Stage</text:p>
          <draw:enhanced-geometry svg:viewBox="0 0 21600 21600" draw:type="rectangle" draw:enhanced-path="M 0 0 L 21600 0 21600 21600 0 21600 0 0 Z N"/>
        </draw:custom-shape>
        <draw:custom-shape draw:style-name="gr2" draw:text-style-name="P3" xml:id="id24" draw:id="id24" draw:layer="layout" svg:width="3.6cm" svg:height="1.5cm" svg:x="0cm" svg:y="3.6cm">
          <text:p text:style-name="P1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24" draw:start-glue-point="1" svg:d="M3600 4350h952v2h450" svg:viewBox="0 0 1403 3">
          <text:p/>
        </draw:connector>
        <draw:custom-shape draw:style-name="gr2" draw:text-style-name="P3" xml:id="id25" draw:id="id25" draw:layer="layout" svg:width="3.6cm" svg:height="1.5cm" svg:x="10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25" draw:end-glue-point="3" svg:d="M8602 4400l1398 2650" svg:viewBox="0 0 1399 2651">
          <text:p/>
        </draw:connector>
        <draw:custom-shape draw:style-name="gr2" draw:text-style-name="P3" xml:id="id26" draw:id="id26" draw:layer="layout" svg:width="3.6cm" svg:height="1.5cm" svg:x="9.987cm" svg:y="6.287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26" draw:end-glue-point="3" svg:d="M8589 4387l1398 2650" svg:viewBox="0 0 1399 2651">
          <text:p/>
        </draw:connector>
        <draw:custom-shape draw:style-name="gr2" draw:text-style-name="P3" xml:id="id27" draw:id="id27" draw:layer="layout" svg:width="3.6cm" svg:height="1.5cm" svg:x="15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27" draw:end-glue-point="3" svg:d="M13602 4400l1398 2650" svg:viewBox="0 0 1399 2651">
          <text:p/>
        </draw:connector>
        <draw:custom-shape draw:style-name="gr2" draw:text-style-name="P3" xml:id="id28" draw:id="id28" draw:layer="layout" svg:width="3.6cm" svg:height="1.5cm" svg:x="19.998cm" svg:y="6.3cm">
          <text:p text:style-name="P1">Rejection</text:p>
          <text:p text:style-name="P1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28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3" draw:layer="layout" svg:width="3.6cm" svg:height="1.5cm" svg:x="20cm" svg:y="3.7cm">
          <text:p text:style-name="P1">Fail to </text:p>
          <text:p text:style-name="P1">Reject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29" draw:start-glue-point="2" draw:end-shape="id30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29" draw:start-glue-point="2" draw:end-shape="id31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29" draw:start-glue-point="2" draw:end-shape="id32" draw:end-glue-point="0" svg:d="M11800 1500l-4996 1100v1000" svg:viewBox="0 0 4997 2101">
          <text:p/>
        </draw:connector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2" xml:id="id33" draw:id="id33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6" draw:id="id36" draw:layer="layout" svg:width="3.6cm" svg:height="1.5cm" svg:x="0cm" svg:y="2.509cm">
          <text:p text:style-name="P1">New input</text:p>
          <draw:enhanced-geometry svg:viewBox="0 0 21600 21600" draw:type="rectangle" draw:enhanced-path="M 0 0 L 21600 0 21600 21600 0 21600 0 0 Z N"/>
        </draw:custom-shape>
        <draw:custom-shape draw:style-name="gr2" draw:text-style-name="P8" xml:id="id35" draw:id="id35" draw:layer="layout" svg:width="3.6cm" svg:height="1.5cm" svg:x="10cm" svg:y="2.509cm">
          <text:p text:style-name="P1"><text:span text:style-name="T2">Predi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4" draw:id="id34" draw:layer="layout" svg:width="4cm" svg:height="1.5cm" svg:x="4.809cm" svg:y="0cm">
          <text:p text:style-name="P1">Training data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806cm" svg:y1="2.51cm" svg:x2="6.809cm" svg:y2="1.5cm" draw:start-shape="id33" draw:start-glue-point="0" draw:end-shape="id34" draw:end-glue-point="2" svg:d="M6806 2510v-518h3v-492" svg:viewBox="0 0 4 1011">
          <text:p/>
        </draw:connector>
        <draw:connector draw:style-name="gr17" draw:text-style-name="P1" draw:layer="layout" svg:x1="8.612cm" svg:y1="3.257cm" svg:x2="10cm" svg:y2="3.259cm" draw:start-shape="id33" draw:start-glue-point="1" draw:end-shape="id35" draw:end-glue-point="3" svg:d="M8612 3257h707v2h681" svg:viewBox="0 0 1389 3">
          <text:p/>
        </draw:connector>
        <draw:connector draw:style-name="gr5" draw:text-style-name="P1" draw:layer="layout" svg:x1="3.6cm" svg:y1="3.259cm" svg:x2="5.002cm" svg:y2="3.261cm" draw:start-shape="id36" draw:start-glue-point="1" draw:end-shape="id33" draw:end-glue-point="3" svg:d="M3600 3259h688v2h714" svg:viewBox="0 0 1403 3">
          <text:p/>
        </draw:connector>
        <draw:g>
          <draw:frame draw:style-name="gr11" draw:text-style-name="P4" draw:layer="layout" svg:width="3cm" svg:height="2cm" svg:x="21.5cm" svg:y="1.6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0.806cm" svg:y1="2.055cm" svg:x2="21.606cm" svg:y2="2.055cm">
              <text:p/>
            </draw:line>
            <draw:line draw:style-name="gr13" draw:text-style-name="P5" draw:layer="layout" svg:x1="20.806cm" svg:y1="3.055cm" svg:x2="21.606cm" svg:y2="3.055cm">
              <text:p/>
            </draw:line>
            <draw:line draw:style-name="gr14" draw:text-style-name="P5" draw:layer="layout" svg:x1="20.806cm" svg:y1="2.555cm" svg:x2="21.606cm" svg:y2="2.555cm">
              <text:p/>
            </draw:line>
            <draw:custom-shape draw:style-name="gr15" draw:text-style-name="P6" draw:layer="layout" svg:width="3.6cm" svg:height="2cm" svg:x="20.7cm" svg:y="1.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" draw:text-style-name="P2" draw:layer="layout" svg:width="3.608cm" svg:height="1.495cm" draw:transform="rotate (0.0010471975511966) translate (5.002cm 2.514cm)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2" draw:text-style-name="P3" xml:id="id38" draw:id="id38" draw:layer="layout" svg:width="3.6cm" svg:height="1.5cm" svg:x="20.7cm" svg:y="6.803cm"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03cm" svg:height="7.196cm" draw:transform="rotate (0.0010471975511966) translate (14.8cm 1.6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4.415cm" svg:height="1cm" svg:x="15cm" svg:y="9cm">
          <draw:text-box>
            <text:p>Robust model</text:p>
          </draw:text-box>
        </draw:frame>
        <draw:custom-shape draw:style-name="gr1" draw:text-style-name="P2" xml:id="id37" draw:id="id37" draw:layer="layout" svg:width="3.608cm" svg:height="1.495cm" draw:transform="rotate (0.0010471975511966) translate (15.39cm 6.804cm)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cm" svg:y1="7.547cm" svg:x2="20.7cm" svg:y2="7.553cm" draw:start-shape="id37" draw:start-glue-point="1" draw:end-shape="id38" draw:end-glue-point="3" svg:d="M19000 7547h863v6h837" svg:viewBox="0 0 1701 7">
          <text:p/>
        </draw:connector>
        <draw:connector draw:style-name="gr20" draw:text-style-name="P1" draw:layer="layout" svg:x1="8.809cm" svg:y1="0.75cm" svg:x2="17.204cm" svg:y2="2.2cm" draw:start-shape="id34" draw:start-glue-point="1" draw:end-shape="id39" draw:end-glue-point="0" svg:d="M8809 750h8395v1450" svg:viewBox="0 0 8396 1451">
          <text:p/>
        </draw:connector>
        <draw:connector draw:style-name="gr21" draw:text-style-name="P1" draw:layer="layout" svg:x1="1.8cm" svg:y1="4.009cm" svg:x2="15.39cm" svg:y2="7.551cm" draw:start-shape="id36" draw:start-glue-point="2" draw:end-shape="id37" draw:end-glue-point="3" svg:d="M1800 4009v3542h13590" svg:viewBox="0 0 13591 3543">
          <text:p/>
        </draw:connector>
        <draw:custom-shape draw:style-name="gr2" draw:text-style-name="P3" xml:id="id40" draw:id="id40" draw:layer="layout" svg:width="3.6cm" svg:height="1.5cm" svg:x="15.4cm" svg:y="4.5cm">
          <text:p text:style-name="P1">Adversarial</text:p>
          <text:p text:style-name="P1">examples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194cm" svg:y1="6.8cm" svg:x2="17.2cm" svg:y2="6cm" draw:start-shape="id37" draw:start-glue-point="0" draw:end-shape="id40" draw:end-glue-point="2" svg:d="M17194 6800v-413h6v-387" svg:viewBox="0 0 7 801">
          <text:p/>
        </draw:connector>
        <draw:custom-shape draw:style-name="gr1" draw:text-style-name="P2" xml:id="id39" draw:id="id39" draw:layer="layout" svg:width="3.608cm" svg:height="1.495cm" draw:transform="rotate (0.0010471975511966) translate (15.4cm 2.204cm)">
          <text:p text:style-name="P1">Generative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7.2cm" svg:y1="4.5cm" svg:x2="17.206cm" svg:y2="3.699cm" draw:start-shape="id40" draw:start-glue-point="0" draw:end-shape="id39" draw:end-glue-point="2" svg:d="M17200 4500v-388h6v-413" svg:viewBox="0 0 7 802">
          <text:p/>
        </draw:connector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8" xml:id="id45" draw:id="id45" draw:layer="layout" svg:width="3.608cm" svg:height="1.495cm" draw:transform="rotate (0.0010471975511966) translate (6.002cm 0.914cm)">
          <text:p text:style-name="P17">Model</text:p>
          <draw:enhanced-geometry svg:viewBox="0 0 21600 21600" draw:type="rectangle" draw:enhanced-path="M 0 0 L 21600 0 21600 21600 0 21600 0 0 Z N"/>
        </draw:custom-shape>
        <draw:custom-shape draw:style-name="gr2" draw:text-style-name="P19" xml:id="id48" draw:id="id48" draw:layer="layout" svg:width="3.6cm" svg:height="1.5cm" svg:x="1cm" svg:y="0.909cm">
          <text:p text:style-name="P17">New input</text:p>
          <draw:enhanced-geometry svg:viewBox="0 0 21600 21600" draw:type="rectangle" draw:enhanced-path="M 0 0 L 21600 0 21600 21600 0 21600 0 0 Z N"/>
        </draw:custom-shape>
        <draw:custom-shape draw:style-name="gr2" draw:text-style-name="P19" xml:id="id43" draw:id="id43" draw:layer="layout" svg:width="3.6cm" svg:height="1.5cm" svg:x="11cm" svg:y="0.909cm">
          <text:p text:style-name="P17">Prediction</text:p>
          <draw:enhanced-geometry svg:viewBox="0 0 21600 21600" draw:type="rectangle" draw:enhanced-path="M 0 0 L 21600 0 21600 21600 0 21600 0 0 Z N"/>
        </draw:custom-shape>
        <draw:custom-shape draw:style-name="gr2" draw:text-style-name="P19" xml:id="id47" draw:id="id47" draw:layer="layout" svg:width="3.6cm" svg:height="1.5cm" svg:x="22.4cm" svg:y="0.909cm">
          <text:p text:style-name="P17">Prediction</text:p>
          <draw:enhanced-geometry svg:viewBox="0 0 21600 21600" draw:type="rectangle" draw:enhanced-path="M 0 0 L 21600 0 21600 21600 0 21600 0 0 Z N"/>
        </draw:custom-shape>
        <draw:custom-shape draw:style-name="gr3" draw:text-style-name="P19" xml:id="id46" draw:id="id46" draw:layer="layout" svg:width="4cm" svg:height="1.5cm" svg:x="5.809cm" svg:y="3.9cm">
          <text:p text:style-name="P17">Training data</text:p>
          <draw:enhanced-geometry svg:viewBox="0 0 21600 21600" draw:type="rectangle" draw:enhanced-path="M 0 0 L 21600 0 21600 21600 0 21600 0 0 Z N"/>
        </draw:custom-shape>
        <draw:custom-shape draw:style-name="gr1" draw:text-style-name="P18" xml:id="id44" draw:id="id44" draw:layer="layout" svg:width="3.608cm" svg:height="1.495cm" draw:transform="rotate (0.0010471975511966) translate (11.002cm 3.904cm)">
          <text:p text:style-name="P17">Detector</text:p>
          <draw:enhanced-geometry svg:viewBox="0 0 21600 21600" draw:type="rectangle" draw:enhanced-path="M 0 0 L 21600 0 21600 21600 0 21600 0 0 Z N"/>
        </draw:custom-shape>
        <draw:custom-shape draw:style-name="gr2" draw:text-style-name="P19" xml:id="id42" draw:id="id42" draw:layer="layout" svg:width="3.6cm" svg:height="1.5cm" svg:x="16cm" svg:y="3.9cm">
          <text:p text:style-name="P17">Rejection</text:p>
          <text:p text:style-name="P17">decis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525cm" svg:y1="1.986cm" svg:x2="19.6cm" svg:y2="4.65cm" draw:start-shape="id41" draw:start-glue-point="8" draw:end-shape="id42" draw:end-glue-point="1" svg:d="M20525 1986v2664h-925" svg:viewBox="0 0 926 2665">
          <text:p/>
        </draw:connector>
        <draw:connector draw:style-name="gr5" draw:text-style-name="P1" draw:layer="layout" svg:x1="12.8cm" svg:y1="2.409cm" svg:x2="12.806cm" svg:y2="3.9cm" draw:start-shape="id43" draw:start-glue-point="2" draw:end-shape="id44" draw:end-glue-point="0" svg:d="M12800 2409v732h6v759" svg:viewBox="0 0 7 1492">
          <text:p/>
        </draw:connector>
        <draw:connector draw:style-name="gr6" draw:text-style-name="P1" draw:layer="layout" svg:x1="7.808cm" svg:y1="2.409cm" svg:x2="7.809cm" svg:y2="3.9cm" draw:start-shape="id45" draw:start-glue-point="2" draw:end-shape="id46" draw:end-glue-point="0" svg:d="M7808 2409v758h1v733" svg:viewBox="0 0 2 1492">
          <text:p/>
        </draw:connector>
        <draw:connector draw:style-name="gr7" draw:text-style-name="P1" draw:layer="layout" svg:x1="9.809cm" svg:y1="4.65cm" svg:x2="11.002cm" svg:y2="4.651cm" draw:start-shape="id46" draw:start-glue-point="1" draw:end-shape="id44" draw:end-glue-point="3" svg:d="M9809 4650h584v1h609" svg:viewBox="0 0 1194 2">
          <text:p/>
        </draw:connector>
        <draw:connector draw:style-name="gr5" draw:text-style-name="P1" draw:layer="layout" svg:x1="9.612cm" svg:y1="1.657cm" svg:x2="11cm" svg:y2="1.659cm" draw:start-shape="id45" draw:start-glue-point="1" draw:end-shape="id43" draw:end-glue-point="3" svg:d="M9612 1657h707v2h681" svg:viewBox="0 0 1389 3">
          <text:p/>
        </draw:connector>
        <draw:connector draw:style-name="gr8" draw:text-style-name="P1" draw:layer="layout" svg:x1="20.85cm" svg:y1="1.661cm" svg:x2="22.4cm" svg:y2="1.659cm" draw:start-shape="id41" draw:start-glue-point="10" draw:end-shape="id47" draw:end-glue-point="3" svg:d="M20850 1661h789v-2h761" svg:viewBox="0 0 1551 3">
          <text:p/>
        </draw:connector>
        <draw:custom-shape draw:style-name="gr9" draw:text-style-name="P2" xml:id="id41" draw:id="id41" draw:layer="layout" svg:width="0.65cm" svg:height="0.65cm" svg:x="20.2cm" svg:y="1.33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1" draw:layer="layout" svg:x1="4.6cm" svg:y1="1.659cm" svg:x2="6.002cm" svg:y2="1.661cm" draw:start-shape="id48" draw:start-glue-point="1" draw:end-shape="id45" draw:end-glue-point="3" svg:d="M4600 1659h688v2h714" svg:viewBox="0 0 1403 3">
          <text:p/>
        </draw:connector>
        <draw:connector draw:style-name="gr5" draw:text-style-name="P1" draw:layer="layout" svg:x1="14.6cm" svg:y1="1.659cm" svg:x2="20.2cm" svg:y2="1.661cm" draw:start-shape="id43" draw:start-glue-point="1" draw:end-shape="id41" draw:end-glue-point="6" svg:d="M14600 1659h2787v2h2813" svg:viewBox="0 0 5601 3">
          <text:p/>
        </draw:connector>
        <draw:connector draw:style-name="gr10" draw:text-style-name="P1" draw:layer="layout" svg:x1="14.612cm" svg:y1="4.647cm" svg:x2="16cm" svg:y2="4.65cm" draw:start-shape="id44" draw:start-glue-point="1" draw:end-shape="id42" draw:end-glue-point="3" svg:d="M14612 4647h707v3h681" svg:viewBox="0 0 1389 4">
          <text:p/>
        </draw:connector>
        <draw:g>
          <draw:frame draw:style-name="gr11" draw:text-style-name="P4" draw:layer="layout" svg:width="3cm" svg:height="2cm" svg:x="23.2cm" svg:y="3.9cm">
            <draw:text-box>
              <text:p><text:span text:style-name="T1">Training</text:span></text:p>
              <text:p><text:span text:style-name="T1">Evaluation</text:span></text:p>
              <text:p><text:span text:style-name="T1">Detection</text:span></text:p>
            </draw:text-box>
          </draw:frame>
          <draw:g>
            <draw:line draw:style-name="gr12" draw:text-style-name="P5" draw:layer="layout" svg:x1="22.506cm" svg:y1="4.355cm" svg:x2="23.306cm" svg:y2="4.355cm">
              <text:p/>
            </draw:line>
            <draw:line draw:style-name="gr13" draw:text-style-name="P5" draw:layer="layout" svg:x1="22.506cm" svg:y1="5.355cm" svg:x2="23.306cm" svg:y2="5.355cm">
              <text:p/>
            </draw:line>
            <draw:line draw:style-name="gr14" draw:text-style-name="P5" draw:layer="layout" svg:x1="22.506cm" svg:y1="4.855cm" svg:x2="23.306cm" svg:y2="4.855cm">
              <text:p/>
            </draw:line>
            <draw:custom-shape draw:style-name="gr15" draw:text-style-name="P6" draw:layer="layout" svg:width="3.6cm" svg:height="2cm" svg:x="22.4cm" svg:y="3.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6" draw:layer="layout" svg:width="4.8cm" svg:height="2.5cm" svg:x="10.4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3" draw:text-style-name="P19" xml:id="id55" draw:id="id55" draw:layer="layout" svg:width="4cm" svg:height="1.5cm" svg:x="9.8cm" svg:y="0cm">
          <text:p text:style-name="P17">Training data</text:p>
          <draw:enhanced-geometry svg:viewBox="0 0 21600 21600" draw:type="rectangle" draw:enhanced-path="M 0 0 L 21600 0 21600 21600 0 21600 0 0 Z N"/>
        </draw:custom-shape>
        <draw:custom-shape draw:style-name="gr1" draw:text-style-name="P18" xml:id="id56" draw:id="id56" draw:layer="layout" svg:width="3.608cm" svg:height="1.495cm" draw:transform="rotate (0.0010471975511966) translate (9.99cm 3.705cm)">
          <text:p text:style-name="P17">Reliability</text:p>
          <text:p text:style-name="P17">Stage</text:p>
          <draw:enhanced-geometry svg:viewBox="0 0 21600 21600" draw:type="rectangle" draw:enhanced-path="M 0 0 L 21600 0 21600 21600 0 21600 0 0 Z N"/>
        </draw:custom-shape>
        <draw:custom-shape draw:style-name="gr1" draw:text-style-name="P18" xml:id="id57" draw:id="id57" draw:layer="layout" svg:width="3.608cm" svg:height="1.495cm" draw:transform="rotate (0.0010471975511966) translate (14.99cm 3.705cm)">
          <text:p text:style-name="P17">Decidability</text:p>
          <text:p text:style-name="P17">Stage</text:p>
          <draw:enhanced-geometry svg:viewBox="0 0 21600 21600" draw:type="rectangle" draw:enhanced-path="M 0 0 L 21600 0 21600 21600 0 21600 0 0 Z N"/>
        </draw:custom-shape>
        <draw:custom-shape draw:style-name="gr2" draw:text-style-name="P19" xml:id="id49" draw:id="id49" draw:layer="layout" svg:width="3.6cm" svg:height="1.5cm" svg:x="0cm" svg:y="3.6cm">
          <text:p text:style-name="P17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49" draw:start-glue-point="1" svg:d="M3600 4350h952v2h450" svg:viewBox="0 0 1403 3">
          <text:p/>
        </draw:connector>
        <draw:custom-shape draw:style-name="gr1" draw:text-style-name="P18" xml:id="id58" draw:id="id58" draw:layer="layout" svg:width="3.608cm" svg:height="1.495cm" draw:transform="rotate (0.0010471975511966) translate (5cm 3.604cm)">
          <text:p text:style-name="P17">Applicability</text:p>
          <text:p text:style-name="P17">Stage</text:p>
          <draw:enhanced-geometry svg:viewBox="0 0 21600 21600" draw:type="rectangle" draw:enhanced-path="M 0 0 L 21600 0 21600 21600 0 21600 0 0 Z N"/>
        </draw:custom-shape>
        <draw:custom-shape draw:style-name="gr2" draw:text-style-name="P19" xml:id="id50" draw:id="id50" draw:layer="layout" svg:width="3.6cm" svg:height="1.5cm" svg:x="0cm" svg:y="3.6cm">
          <text:p text:style-name="P17">New inpu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cm" svg:y1="4.35cm" svg:x2="5.002cm" svg:y2="4.352cm" draw:start-shape="id50" draw:start-glue-point="1" svg:d="M3600 4350h952v2h450" svg:viewBox="0 0 1403 3">
          <text:p/>
        </draw:connector>
        <draw:custom-shape draw:style-name="gr2" draw:text-style-name="P19" xml:id="id51" draw:id="id51" draw:layer="layout" svg:width="3.6cm" svg:height="1.5cm" svg:x="10cm" svg:y="6.3cm">
          <text:p text:style-name="P17">Rejection</text:p>
          <text:p text:style-name="P17">decis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6cm" svg:y1="4.398cm" svg:x2="14.988cm" svg:y2="4.4cm" svg:d="M13600 4398h694v2h694" svg:viewBox="0 0 1389 3">
          <text:p/>
        </draw:connector>
        <draw:connector draw:style-name="gr5" draw:text-style-name="P1" draw:layer="layout" svg:x1="8.61cm" svg:y1="4.398cm" svg:x2="9.998cm" svg:y2="4.4cm" svg:d="M8610 4398h694v2h694" svg:viewBox="0 0 1389 3">
          <text:p/>
        </draw:connector>
        <draw:connector draw:style-name="gr35" draw:text-style-name="P6" draw:layer="layout" draw:type="line" svg:x1="8.602cm" svg:y1="4.4cm" svg:x2="10cm" svg:y2="7.05cm" draw:end-shape="id51" draw:end-glue-point="3" svg:d="M8602 4400l1398 2650" svg:viewBox="0 0 1399 2651">
          <text:p/>
        </draw:connector>
        <draw:custom-shape draw:style-name="gr2" draw:text-style-name="P19" xml:id="id52" draw:id="id52" draw:layer="layout" svg:width="3.6cm" svg:height="1.5cm" svg:x="9.987cm" svg:y="6.287cm">
          <text:p text:style-name="P17">Rejection</text:p>
          <text:p text:style-name="P17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8.589cm" svg:y1="4.387cm" svg:x2="9.987cm" svg:y2="7.037cm" draw:end-shape="id52" draw:end-glue-point="3" svg:d="M8589 4387l1398 2650" svg:viewBox="0 0 1399 2651">
          <text:p/>
        </draw:connector>
        <draw:custom-shape draw:style-name="gr2" draw:text-style-name="P19" xml:id="id53" draw:id="id53" draw:layer="layout" svg:width="3.6cm" svg:height="1.5cm" svg:x="15cm" svg:y="6.3cm">
          <text:p text:style-name="P17">Rejection</text:p>
          <text:p text:style-name="P17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3.602cm" svg:y1="4.4cm" svg:x2="15cm" svg:y2="7.05cm" draw:end-shape="id53" draw:end-glue-point="3" svg:d="M13602 4400l1398 2650" svg:viewBox="0 0 1399 2651">
          <text:p/>
        </draw:connector>
        <draw:custom-shape draw:style-name="gr2" draw:text-style-name="P19" xml:id="id54" draw:id="id54" draw:layer="layout" svg:width="3.6cm" svg:height="1.5cm" svg:x="19.998cm" svg:y="6.3cm">
          <text:p text:style-name="P17">Rejection</text:p>
          <text:p text:style-name="P17">decision</text:p>
          <draw:enhanced-geometry svg:viewBox="0 0 21600 21600" draw:type="rectangle" draw:enhanced-path="M 0 0 L 21600 0 21600 21600 0 21600 0 0 Z N"/>
        </draw:custom-shape>
        <draw:connector draw:style-name="gr35" draw:text-style-name="P6" draw:layer="layout" draw:type="line" svg:x1="18.6cm" svg:y1="4.4cm" svg:x2="19.998cm" svg:y2="7.05cm" draw:end-shape="id54" draw:end-glue-point="3" svg:d="M18600 4400l1398 2650" svg:viewBox="0 0 1399 2651">
          <text:p/>
        </draw:connector>
        <draw:connector draw:style-name="gr5" draw:text-style-name="P1" draw:layer="layout" svg:x1="18.6cm" svg:y1="4.4cm" svg:x2="19.988cm" svg:y2="4.402cm" svg:d="M18600 4400h694v2h694" svg:viewBox="0 0 1389 3">
          <text:p/>
        </draw:connector>
        <draw:custom-shape draw:style-name="gr2" draw:text-style-name="P19" draw:layer="layout" svg:width="3.6cm" svg:height="1.5cm" svg:x="20cm" svg:y="3.7cm">
          <text:p text:style-name="P17">Fail to </text:p>
          <text:p text:style-name="P17">Reject</text:p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s" draw:line-skew="-0.501cm -0.573cm" svg:x1="11.8cm" svg:y1="1.5cm" svg:x2="11.794cm" svg:y2="3.701cm" draw:start-shape="id55" draw:start-glue-point="2" draw:end-shape="id56" draw:end-glue-point="0" svg:d="M11800 1500l-6 1100v1101" svg:viewBox="0 0 7 2202">
          <text:p/>
        </draw:connector>
        <draw:connector draw:style-name="gr36" draw:text-style-name="P6" draw:layer="layout" draw:type="lines" draw:line-skew="-0.501cm -0.573cm" svg:x1="11.8cm" svg:y1="1.5cm" svg:x2="16.794cm" svg:y2="3.701cm" draw:start-shape="id55" draw:start-glue-point="2" draw:end-shape="id57" draw:end-glue-point="0" svg:d="M11800 1500l4994 1100v1101" svg:viewBox="0 0 4995 2202">
          <text:p/>
        </draw:connector>
        <draw:connector draw:style-name="gr36" draw:text-style-name="P6" draw:layer="layout" draw:type="lines" draw:line-skew="-0.501cm -0.472cm" svg:x1="11.8cm" svg:y1="1.5cm" svg:x2="6.804cm" svg:y2="3.6cm" draw:start-shape="id55" draw:start-glue-point="2" draw:end-shape="id58" draw:end-glue-point="0" svg:d="M11800 1500l-4996 1100v1000" svg:viewBox="0 0 4997 2101">
          <text:p/>
        </draw:connector>
        <draw:custom-shape draw:style-name="gr39" draw:text-style-name="P20" draw:layer="layout" svg:width="14.8cm" svg:height="2.8cm" svg:x="4.4cm" svg:y="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3T12:11:13.806538363</meta:creation-date>
    <dc:date>2020-10-07T15:18:29.789883816</dc:date>
    <meta:editing-duration>PT44M20S</meta:editing-duration>
    <meta:editing-cycles>20</meta:editing-cycles>
    <meta:generator>LibreOffice/6.0.7.3$Linux_X86_64 LibreOffice_project/00m0$Build-3</meta:generator>
    <meta:document-statistic meta:object-count="208"/>
  </office:meta>
</office:document-meta>
</file>